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45" style:parent-style-name="Graphics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0">
      <style:graphic-properties draw:fill="none" draw:stroke="solid" svg:stroke-width="0.0625in" svg:stroke-color="#ffffff" svg:stroke-opacity="100%" draw:stroke-linejoin="miter" svg:stroke-linecap="butt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draw:fill="none" draw:stroke="solid" svg:stroke-width="0.0625in" svg:stroke-color="#ffffff" svg:stroke-opacity="100%" draw:stroke-linejoin="miter" svg:stroke-linecap="butt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draw:fill="none" draw:stroke="solid" svg:stroke-width="0.0625in" svg:stroke-color="#ffffff" svg:stroke-opacity="100%" draw:stroke-linejoin="miter" svg:stroke-linecap="butt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75d1a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3">
      <style:graphic-properties draw:fill="none" draw:stroke="solid" svg:stroke-width="0.0625in" svg:stroke-color="#ffffff" svg:stroke-opacity="100%" draw:stroke-linejoin="miter" svg:stroke-linecap="butt"/>
    </style:style>
    <style:style style:family="graphic" style:name="a339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custom-shape svg:x="4.69816in" svg:y="2.76575in" svg:width="3.93701in" svg:height="1.9685in" draw:id="id63" draw:style-name="a338" draw:name="Rectangl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27222in" svg:y1="3.69444in" svg:x2="9.27222in" svg:y2="3.69444in" draw:id="id64" draw:style-name="a339" draw:name="Straight Connector 5">
          <svg:title/>
          <svg:desc/>
        </draw:connector>
        <draw:connector draw:type="line" svg:x1="4.69816in" svg:y1="2.76575in" svg:x2="6.64167in" svg:y2="3.81667in" draw:id="id65" draw:style-name="a340" draw:name="Straight Connector 4">
          <svg:title/>
          <svg:desc/>
        </draw:connector>
        <draw:connector draw:type="line" svg:x1="8.72222in" svg:y1="2.72222in" svg:x2="6.61042in" svg:y2="3.81667in" draw:id="id66" draw:style-name="a341" draw:name="Straight Connector 6">
          <svg:title/>
          <svg:desc/>
        </draw:connector>
        <draw:connector draw:type="line" svg:x1="4.69816in" svg:y1="4.73425in" svg:x2="6.11667in" svg:y2="3.55in" draw:id="id67" draw:style-name="a342" draw:name="Straight Connector 12">
          <svg:title/>
          <svg:desc/>
        </draw:connector>
        <draw:connector draw:type="line" svg:x1="8.72222in" svg:y1="4.78333in" svg:x2="7.21667in" svg:y2="3.51111in" draw:id="id68" draw:style-name="a343" draw:name="Straight Connector 20">
          <svg:title/>
          <svg:desc/>
        </draw:connector>
      </draw:page>
      <draw:page draw:name="Slide2" draw:style-name="a344" draw:master-page-name="Master1-Layout2-obj-Title-and-Content" presentation:presentation-page-layout-name="Master1-PPL2" draw:id="Slide-257">
        <draw:frame draw:id="id69" draw:style-name="a345" draw:name="Picture 4" svg:x="4.16667in" svg:y="2.48333in" svg:width="5in" svg:height="2.53333in" style:rel-width="scale" style:rel-height="scale">
          <draw:image xlink:href="media/image1.png" xlink:type="simple" xlink:show="embed" xlink:actuate="onLoad"/>
          <svg:title/>
          <svg:desc>A green screen with white lines

Description automatically generated with low confidence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1-Oct-22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31-Oct-22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1-Oct-22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31-Oct-22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31-Oct-22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31-Oct-22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31-Oct-22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31-Oct-22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31-Oct-22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31-Oct-22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31-Oct-22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31-Oct-22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atthew DAVID</meta:initial-creator>
    <dc:creator>Matthew DAVID</dc:creator>
    <meta:creation-date>2022-10-20T13:09:51Z</meta:creation-date>
    <dc:date>2022-10-31T16:48:23Z</dc:date>
    <meta:editing-cycles>1</meta:editing-cycles>
    <meta:editing-duration>PT386S</meta:editing-duration>
    <meta:document-statistic meta:paragraph-count="0" meta:word-count="0"/>
  </office:meta>
</office:document-meta>
</file>